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/>
    <style:font-face style:name="FreeSans1" svg:font-family="FreeSans" style:font-family-generic="swiss"/>
    <style:font-face style:name="Source Code Pro Semibold" svg:font-family="'Source Code Pro Semibold'" style:font-pitch="fixed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17d2f1"/>
    </style:style>
    <style:style style:name="P2" style:family="paragraph" style:parent-style-name="Subtitle">
      <style:paragraph-properties fo:text-align="end" style:justify-single-word="false"/>
      <style:text-properties officeooo:paragraph-rsid="0017d2f1"/>
    </style:style>
    <style:style style:name="P3" style:family="paragraph" style:parent-style-name="Text_20_body">
      <style:text-properties style:font-name="Freeserif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7ea3e8" officeooo:paragraph-rsid="007ea3e8"/>
    </style:style>
    <style:style style:name="P5" style:family="paragraph" style:parent-style-name="Text_20_body">
      <style:paragraph-properties fo:text-align="justify" style:justify-single-word="false"/>
      <style:text-properties style:font-name="Freeserif" officeooo:rsid="0080e66b" officeooo:paragraph-rsid="0080e66b"/>
    </style:style>
    <style:style style:name="P6" style:family="paragraph" style:parent-style-name="Text_20_body">
      <style:paragraph-properties fo:text-align="justify" style:justify-single-word="false"/>
      <style:text-properties style:font-name="Freeserif" officeooo:rsid="00813999" officeooo:paragraph-rsid="00813999"/>
    </style:style>
    <style:style style:name="P7" style:family="paragraph" style:parent-style-name="Text_20_body">
      <style:paragraph-properties fo:text-align="justify" style:justify-single-word="false"/>
      <style:text-properties style:font-name="Freeserif" officeooo:rsid="00837e58" officeooo:paragraph-rsid="00837e58"/>
    </style:style>
    <style:style style:name="P8" style:family="paragraph" style:parent-style-name="Text_20_body">
      <style:paragraph-properties fo:text-align="justify" style:justify-single-word="false"/>
      <style:text-properties style:font-name="Freeserif" officeooo:rsid="0084dd38" officeooo:paragraph-rsid="0084dd38"/>
    </style:style>
    <style:style style:name="P9" style:family="paragraph" style:parent-style-name="Text_20_body">
      <style:paragraph-properties fo:text-align="justify" style:justify-single-word="false"/>
      <style:text-properties style:font-name="Freeserif" officeooo:rsid="00876a22" officeooo:paragraph-rsid="00876a22"/>
    </style:style>
    <style:style style:name="P10" style:family="paragraph" style:parent-style-name="Text_20_body">
      <style:paragraph-properties fo:text-align="justify" style:justify-single-word="false"/>
      <style:text-properties style:font-name="Freeserif" officeooo:rsid="0088dbdc" officeooo:paragraph-rsid="0088dbdc"/>
    </style:style>
    <style:style style:name="P11" style:family="paragraph" style:parent-style-name="Text_20_body">
      <style:text-properties style:font-name="Freeserif" officeooo:rsid="008ceb11" officeooo:paragraph-rsid="008ceb11"/>
    </style:style>
    <style:style style:name="P12" style:family="paragraph" style:parent-style-name="Text_20_body">
      <style:text-properties style:font-name="Source Code Pro Semibold" fo:font-size="10pt" officeooo:rsid="008ceb11" officeooo:paragraph-rsid="008ceb11" style:font-size-asian="10pt" style:font-size-complex="10pt"/>
    </style:style>
    <style:style style:name="P13" style:family="paragraph" style:parent-style-name="Text_20_body">
      <style:text-properties officeooo:rsid="00991ea4" officeooo:paragraph-rsid="00991ea4"/>
    </style:style>
    <style:style style:name="P14" style:family="paragraph" style:parent-style-name="Text_20_body">
      <style:text-properties style:font-name="Freeserif" officeooo:rsid="00991ea4" officeooo:paragraph-rsid="00991ea4"/>
    </style:style>
    <style:style style:name="T1" style:family="text">
      <style:text-properties officeooo:rsid="0017e1ec"/>
    </style:style>
    <style:style style:name="T2" style:family="text">
      <style:text-properties officeooo:rsid="0017d2f1"/>
    </style:style>
    <style:style style:name="T3" style:family="text">
      <style:text-properties style:font-name="Nimbus Sans" fo:font-size="28pt" fo:font-weight="bold" officeooo:rsid="007a8fe9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987cf2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18pt" officeooo:rsid="007a8fe9" style:font-name-asian="Nimbus Sans1" style:font-size-asian="18pt" style:font-name-complex="FreeSans" style:font-size-complex="18pt"/>
    </style:style>
    <style:style style:name="T6" style:family="text">
      <style:text-properties style:font-name="Nimbus Sans" fo:font-size="18.2000007629395pt" fo:font-weight="bold" style:font-name-asian="Nimbus Sans1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Nimbus Sans" fo:font-size="18.2000007629395pt" fo:font-weight="bold" officeooo:rsid="007be4e0" style:font-name-asian="Nimbus Sans1" style:font-size-asian="18.2000007629395pt" style:font-weight-asian="bold" style:font-name-complex="FreeSans" style:font-size-complex="18.2000007629395pt" style:font-weight-complex="bold"/>
    </style:style>
    <style:style style:name="T8" style:family="text">
      <style:text-properties officeooo:rsid="007be4e0"/>
    </style:style>
    <style:style style:name="T9" style:family="text">
      <style:text-properties officeooo:rsid="007ea3e8"/>
    </style:style>
    <style:style style:name="T10" style:family="text">
      <style:text-properties officeooo:rsid="0080e66b"/>
    </style:style>
    <style:style style:name="T11" style:family="text">
      <style:text-properties officeooo:rsid="00813999"/>
    </style:style>
    <style:style style:name="T12" style:family="text">
      <style:text-properties officeooo:rsid="0082f1de"/>
    </style:style>
    <style:style style:name="T13" style:family="text">
      <style:text-properties officeooo:rsid="00837e58"/>
    </style:style>
    <style:style style:name="T14" style:family="text">
      <style:text-properties officeooo:rsid="0084dd38"/>
    </style:style>
    <style:style style:name="T15" style:family="text">
      <style:text-properties officeooo:rsid="0086823f"/>
    </style:style>
    <style:style style:name="T16" style:family="text">
      <style:text-properties officeooo:rsid="0088dbdc"/>
    </style:style>
    <style:style style:name="T17" style:family="text">
      <style:text-properties officeooo:rsid="008bc3b3"/>
    </style:style>
    <style:style style:name="T18" style:family="text">
      <style:text-properties officeooo:rsid="008bc61d"/>
    </style:style>
    <style:style style:name="T19" style:family="text">
      <style:text-properties officeooo:rsid="008ceb11"/>
    </style:style>
    <style:style style:name="T20" style:family="text">
      <style:text-properties style:font-name="Free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Fórum –</text:span><text:span text:style-name="T3"> de Linguagens de Programação</text:span></text:p>
      <text:p text:style-name="P2"><text:span text:style-name="T2">Gabriel Gian, </text:span><text:span text:style-name="T5">5</text:span><text:span text:style-name="T2">° período</text:span></text:p>
      <text:p text:style-name="P13"><text:tab/><text:span text:style-name="T20">A) Funcional: estrutura os dados do código em funções matemáticas, de modo que um parâmetro de uma função deve levar sempre a um mesmo resultado, contanto que este parâmetro seja mantido. Busca minimizar os efeitos colaterais.</text:span></text:p>
      <text:p text:style-name="P14">Lógico: estrutura os dados do código em proposições lógicas, de forma que abstrai um bloco de código e possibilita sua utilização em diversas situações que necessitem de uma lógica semelhante.</text:p>
      <text:p text:style-name="P14">Declarativo: estrutura os dados do código de maneira onde é descrito um resultado a ser obtido, a despeito de como ser obtido. A linguagem faz inferências de natureza lógica para a obtenção de resultados, em vez de estruturações que de fato levem a tal resultado.</text:p>
      <text:p text:style-name="P14">Imperativo: ao contrário da declarativa, a linguagem imperativa é estruturada por comandos diretos ao computador, de modo que é-se prezado pela forma de obter um resultado. São menos inferentes e necessitam uma programação menos abstraída e mais focada.</text:p>
      <text:p text:style-name="P14">Orientada a objetos: distribui partes do código em classes e seus respectivos objetos, de modo a reciclar estruturas de código ou mesmo separar certas noções para certos desenvolvedores de interesse.</text:p>
      <text:p text:style-name="P14">Orientada a eventos: permite uma programação diretamente ligada à entrada do usuário e o estado atual da aplicação. É indicada para a implementação de interfaces humanas.</text:p>
      <text:p text:style-name="P14"><text:tab/>B) Funcional: Clojure, Haskell, Elixir, F#</text:p>
      <text:p text:style-name="P14"><text:tab/>Lógico: Prolog, ASP, Datalog</text:p>
      <text:p text:style-name="P14"><text:tab/>Declarativo: SQL, Erlang</text:p>
      <text:p text:style-name="P14"><text:tab/>Imperativo: C, Rust, Python, Java</text:p>
      <text:p text:style-name="P14"><text:tab/>Orientada a objetos: Smalltalk, C#</text:p>
      <text:p text:style-name="P14"><text:tab/>Orientada a eventos: Visual Basic, Delphi</text:p>
      <text:p text:style-name="P14"><text:tab/>C) Sim, como o paradigma procedural, estruturado, orientado a fluxos, orientado a aspectos e refletiv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/>
    <style:font-face style:name="FreeSans1" svg:font-family="FreeSans" style:font-family-generic="swiss"/>
    <style:font-face style:name="Source Code Pro Semibold" svg:font-family="'Source Code Pro Semibold'" style:font-pitch="fixed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2T09:04:01.412402203</meta:creation-date>
    <dc:date>2021-03-06T13:01:29.047813457</dc:date>
    <meta:editing-duration>PT3H55M59S</meta:editing-duration>
    <meta:editing-cycles>9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58" meta:character-count="1676" meta:non-whitespace-character-count="1424"/>
  </office:meta>
</office:document-meta>
</file>